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5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NCP4680DSQ33T1G</text:p>
          </table:table-cell>
          <table:table-cell office:value-type="float" office:value="0.204" calcext:value-type="float">
            <text:p>0.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Farnerll</text:p>
          </table:table-cell>
          <table:table-cell office:value-type="string" calcext:value-type="string">
            <text:p>NCP4680DSQ33T1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ttps://uk.farnell.com/on-semiconductor/ncp4680dsq33t1g/ldo-volt-reg-0-15a-3-3v-sc70-5/dp/2464274?st=NCP4680DSQ33T1G</text:p>
          </table:table-cell>
        </table:table-row>
        <table:table-row table:style-name="ro1">
          <table:table-cell office:value-type="string" calcext:value-type="string">
            <text:p>QRE1113GR</text:p>
          </table:table-cell>
          <table:table-cell office:value-type="float" office:value="0.342" calcext:value-type="float">
            <text:p>0.3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 sens</text:p>
          </table:table-cell>
          <table:table-cell office:value-type="string" calcext:value-type="string">
            <text:p>Farnerll</text:p>
          </table:table-cell>
          <table:table-cell office:value-type="string" calcext:value-type="string">
            <text:p>QRE1113GR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https://uk.farnell.com/on-semiconductor/qre1113gr/opto-switch-reflective/dp/1471020?st=QRE1113G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0:20:33.338395438</meta:creation-date>
    <dc:date>2019-02-04T11:09:32.746469030</dc:date>
    <meta:editing-duration>PT37M49S</meta:editing-duration>
    <meta:editing-cycles>1</meta:editing-cycles>
    <meta:document-statistic meta:table-count="1" meta:cell-count="24" meta:object-count="0"/>
    <meta:generator>LibreOffice/6.1.4.2$Linux_X86_64 LibreOffice_project/10$Build-2</meta:generator>
  </office:meta>
</office:document-meta>
</file>